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Result" style:base-cell-address="Blad1.B4"/>
    </style:style>
    <style:style style:name="ce2" style:family="table-cell" style:parent-style-name="Default">
      <style:map style:condition="cell-content()=0" style:apply-style-name="Result" style:base-cell-address="Blad1.B6"/>
    </style:style>
    <style:style style:name="ce3" style:family="table-cell" style:parent-style-name="Default">
      <style:map style:condition="cell-content()=0" style:apply-style-name="Result" style:base-cell-address="Blad1.B6"/>
    </style:style>
    <style:style style:name="ce4" style:family="table-cell" style:parent-style-name="Default">
      <style:map style:condition="cell-content()=0" style:apply-style-name="Result" style:base-cell-address="Blad1.B9"/>
    </style:style>
    <style:style style:name="ce5" style:family="table-cell" style:parent-style-name="Default">
      <style:map style:condition="cell-content()=0" style:apply-style-name="Result" style:base-cell-address="Blad1.B1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17.979cm" svg:height="9.893cm" svg:x="10.563cm" svg:y="4.984cm">
            <draw:object draw:notify-on-update-of-ranges="Blad1.B3:Blad1.B10 Blad1.C3:Blad1.C10 Blad1.D3:Blad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lanera Redovisning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AI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string">
            <text:p>Motor/Logik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string">
            <text:p>GUI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lementering av ko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4" office:value-type="string">
            <text:p>Testni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lanerin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5" office:value-type="string">
            <text:p>Dokumentering</text:p>
          </table:table-cell>
          <table:table-cell table:number-columns-repeated="2" table:style-name="ce5" office:value-type="float" office:value="5">
            <text:p>5</text:p>
          </table:table-cell>
        </table:table-row>
        <calcext:conditional-formats>
          <calcext:conditional-format calcext:target-range-address="Blad1.B10:Blad1.D10">
            <calcext:condition calcext:apply-style-name="Resultat" calcext:value="=0" calcext:base-cell-address="Blad1.B10"/>
          </calcext:conditional-format>
          <calcext:conditional-format calcext:target-range-address="Blad1.B9:Blad1.D9">
            <calcext:condition calcext:apply-style-name="Resultat" calcext:value="=0" calcext:base-cell-address="Blad1.B9"/>
          </calcext:conditional-format>
          <calcext:conditional-format calcext:target-range-address="Blad1.B6:Blad1.D6">
            <calcext:condition calcext:apply-style-name="Resultat" calcext:value="=0" calcext:base-cell-address="Blad1.B6"/>
          </calcext:conditional-format>
          <calcext:conditional-format calcext:target-range-address="Blad1.B6:Blad1.D6">
            <calcext:condition calcext:apply-style-name="Resultat" calcext:value="=0" calcext:base-cell-address="Blad1.B6"/>
          </calcext:conditional-format>
          <calcext:conditional-format calcext:target-range-address="Blad1.B4:Blad1.D4">
            <calcext:condition calcext:apply-style-name="Resultat" calcext:value="=0" calcext:base-cell-address="Blad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00-00-00</text:date>, <text:time style:data-style-name="N2" text:time-value="0000-00-00T13:20:52.8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9:20:41.40</meta:creation-date>
    <dc:date>2014-02-04T13:28:28.27</dc:date>
    <meta:editing-duration>PT24M37S</meta:editing-duration>
    <meta:editing-cycles>4</meta:editing-cycles>
    <meta:generator>LibreOffice/4.0.3.3$Windows_x86 LibreOffice_project/0eaa50a932c8f2199a615e1eb30f7ac74279539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" chart:maximum="10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aw:opacity="0%" draw:opacity-name="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466cm" fo:min-width="3.6cm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466cm" fo:min-width="1.27cm"/>
    </style:style>
    <style:style style:name="P1" style:family="paragraph"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7.98cm" svg:height="9.894cm" xlink:href=".." xlink:type="simple" chart:class="chart:bar" chart:style-name="ch1">
        <chart:plot-area chart:style-name="ch2" table:cell-range-address="Blad1.B3:Blad1.D10" chart:data-source-has-labels="column" svg:x="0.07cm" svg:y="0.939cm" svg:width="14.624cm" svg:height="8.225cm">
          <chartooo:coordinate-region svg:x="3.734cm" svg:y="0.939cm" svg:width="10.773cm" svg:height="7.552cm"/>
          <chart:axis chart:dimension="x" chart:name="primary-x" chart:style-name="ch3" chartooo:axis-type="auto">
            <chartooo:date-scale/>
            <chart:categories table:cell-range-address="Blad1.B3:Blad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ad1.C3:Blad1.C10" chart:class="chart:bar">
            <chart:data-point chart:repeated="8"/>
          </chart:series>
          <chart:series chart:style-name="ch7" chart:values-cell-range-address="Blad1.D3:Blad1.D10" chart:class="chart:bar">
            <chart:data-point chart:repeated="8"/>
          </chart:series>
          <chart:wall chart:style-name="ch8"/>
          <chart:floor chart:style-name="ch9"/>
        </chart:plot-area>
        <draw:frame draw:style-name="gr1" draw:text-style-name="P1" svg:width="3.6cm" svg:height="0.466cm" svg:x="6.915cm" svg:y="0.233cm">
          <draw:text-box>
            <text:p><text:span text:style-name="T1">Ganttschema - Grupp 1</text:span></text:p>
          </draw:text-box>
        </draw:frame>
        <draw:frame draw:style-name="gr2" draw:text-style-name="P1" svg:width="1.27cm" svg:height="0.466cm" svg:x="9.474cm" svg:y="9.164cm">
          <draw:text-box>
            <text:p><text:span text:style-name="T1">MS1</text:span></text:p>
          </draw:text-box>
        </draw:frame>
        <draw:frame draw:style-name="gr2" draw:text-style-name="P1" svg:width="1.27cm" svg:height="0.466cm" svg:x="11.717cm" svg:y="9.164cm">
          <draw:text-box>
            <text:p><text:span text:style-name="T1">MS2</text:span></text:p>
          </draw:text-box>
        </draw:frame>
        <draw:frame draw:style-name="gr2" draw:text-style-name="P1" svg:width="1.27cm" svg:height="0.466cm" svg:x="13.833cm" svg:y="9.164cm">
          <draw:text-box>
            <text:p><text:span text:style-name="T1">MS3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C</text:p>
              </table:table-cell>
              <table:table-cell office:value-type="string">
                <text:p>Kolumn D</text:p>
              </table:table-cell>
            </table:table-row>
          </table:table-header-rows>
          <table:table-rows>
            <table:table-row>
              <table:table-cell office:value-type="string">
                <text:p>Planera Redovisning</text:p>
                <draw:g>
                  <svg:desc>Blad1.B3:Blad1.B10</svg:desc>
                </draw:g>
              </table:table-cell>
              <table:table-cell office:value-type="float" office:value="9">
                <text:p>9</text:p>
                <draw:g>
                  <svg:desc>Blad1.C3:Blad1.C10</svg:desc>
                </draw:g>
              </table:table-cell>
              <table:table-cell office:value-type="float" office:value="1">
                <text:p>1</text:p>
                <draw:g>
                  <svg:desc>Blad1.D3:Blad1.D10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or/Logik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UI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mplementering av kod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stning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ering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kumentering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